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Configurations2/" manifest:media-type="application/vnd.sun.xml.ui.configuration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Thumbnails/thumbnail.png" manifest:media-type="image/png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88c3f" officeooo:paragraph-rsid="00088c3f" style:font-weight-asian="bold" style:font-weight-complex="bold"/>
    </style:style>
    <style:style style:name="P2" style:family="paragraph" style:parent-style-name="Standard">
      <style:text-properties fo:font-weight="bold" officeooo:rsid="000c0198" officeooo:paragraph-rsid="000c0198" style:font-weight-asian="bold" style:font-weight-complex="bold"/>
    </style:style>
    <style:style style:name="P3" style:family="paragraph" style:parent-style-name="Standard">
      <style:text-properties fo:font-weight="bold" officeooo:rsid="000c0198" officeooo:paragraph-rsid="000d2903" style:font-weight-asian="bold" style:font-weight-complex="bold"/>
    </style:style>
    <style:style style:name="P4" style:family="paragraph" style:parent-style-name="Standard">
      <style:text-properties fo:font-weight="bold" officeooo:rsid="000c0198" officeooo:paragraph-rsid="00100716" style:font-weight-asian="bold" style:font-weight-complex="bold"/>
    </style:style>
    <style:style style:name="P5" style:family="paragraph" style:parent-style-name="Standard">
      <style:text-properties fo:font-weight="bold" officeooo:rsid="000c0198" officeooo:paragraph-rsid="001258a9" style:font-weight-asian="bold" style:font-weight-complex="bold"/>
    </style:style>
    <style:style style:name="P6" style:family="paragraph" style:parent-style-name="Standard">
      <style:text-properties fo:font-weight="normal" officeooo:rsid="00099bde" officeooo:paragraph-rsid="00099bde" style:font-weight-asian="normal" style:font-weight-complex="normal"/>
    </style:style>
    <style:style style:name="P7" style:family="paragraph" style:parent-style-name="Standard">
      <style:text-properties fo:font-weight="normal" officeooo:rsid="000c0198" officeooo:paragraph-rsid="000c0198" style:font-weight-asian="normal" style:font-weight-complex="normal"/>
    </style:style>
    <style:style style:name="P8" style:family="paragraph" style:parent-style-name="Standard">
      <style:text-properties fo:font-weight="normal" officeooo:rsid="000c0198" officeooo:paragraph-rsid="000d2903" style:font-weight-asian="normal" style:font-weight-complex="normal"/>
    </style:style>
    <style:style style:name="P9" style:family="paragraph" style:parent-style-name="Standard">
      <style:text-properties fo:font-weight="normal" officeooo:rsid="000c0198" officeooo:paragraph-rsid="00100716" style:font-weight-asian="normal" style:font-weight-complex="normal"/>
    </style:style>
    <style:style style:name="P10" style:family="paragraph" style:parent-style-name="Standard">
      <style:text-properties fo:font-weight="normal" officeooo:rsid="000c0198" officeooo:paragraph-rsid="0011d208" style:font-weight-asian="normal" style:font-weight-complex="normal"/>
    </style:style>
    <style:style style:name="P11" style:family="paragraph" style:parent-style-name="Standard">
      <style:text-properties fo:font-weight="normal" officeooo:rsid="000c0198" officeooo:paragraph-rsid="001248ce" style:font-weight-asian="normal" style:font-weight-complex="normal"/>
    </style:style>
    <style:style style:name="P12" style:family="paragraph" style:parent-style-name="Standard">
      <style:text-properties fo:font-weight="normal" officeooo:rsid="000c0198" officeooo:paragraph-rsid="001258a9" style:font-weight-asian="normal" style:font-weight-complex="normal"/>
    </style:style>
    <style:style style:name="P13" style:family="paragraph" style:parent-style-name="Standard">
      <style:text-properties fo:font-weight="normal" officeooo:rsid="000c0198" officeooo:paragraph-rsid="001514d8" style:font-weight-asian="normal" style:font-weight-complex="normal"/>
    </style:style>
    <style:style style:name="P14" style:family="paragraph" style:parent-style-name="Standard">
      <style:text-properties officeooo:paragraph-rsid="0011d208"/>
    </style:style>
    <style:style style:name="P15" style:family="paragraph" style:parent-style-name="Standard">
      <style:text-properties officeooo:paragraph-rsid="001514d8"/>
    </style:style>
    <style:style style:name="T1" style:family="text">
      <style:text-properties officeooo:rsid="000d2903"/>
    </style:style>
    <style:style style:name="T2" style:family="text">
      <style:text-properties officeooo:rsid="00100716"/>
    </style:style>
    <style:style style:name="T3" style:family="text">
      <style:text-properties officeooo:rsid="001106ce"/>
    </style:style>
    <style:style style:name="T4" style:family="text">
      <style:text-properties fo:font-weight="bold" officeooo:rsid="000c0198" style:font-weight-asian="bold" style:font-weight-complex="bold"/>
    </style:style>
    <style:style style:name="T5" style:family="text">
      <style:text-properties fo:font-weight="bold" officeooo:rsid="0011d208" style:font-weight-asian="bold" style:font-weight-complex="bold"/>
    </style:style>
    <style:style style:name="T6" style:family="text">
      <style:text-properties fo:font-weight="bold" officeooo:rsid="00100716" style:font-weight-asian="bold" style:font-weight-complex="bold"/>
    </style:style>
    <style:style style:name="T7" style:family="text">
      <style:text-properties fo:font-weight="bold" officeooo:rsid="001514d8" style:font-weight-asian="bold" style:font-weight-complex="bold"/>
    </style:style>
    <style:style style:name="T8" style:family="text">
      <style:text-properties officeooo:rsid="001258a9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ÁLCULOS PROPIEDADES FÍSICAS ROBOT TRR:</text:p>
      <text:p text:style-name="P1"/>
      <text:p text:style-name="P6">Densidad PLA = <draw:frame draw:style-name="fr1" draw:name="Object1" text:anchor-type="as-char" svg:y="-0.172in" svg:width="4.2598in" svg:height="0.2193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6"/>
      <text:p text:style-name="P2">Eslabón 0: Base Link</text:p>
      <text:p text:style-name="P2"/>
      <text:p text:style-name="P7"><draw:frame draw:style-name="fr1" draw:name="Object2" text:anchor-type="as-char" svg:y="-0.172in" svg:width="2.1189in" svg:height="0.2327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7"/>
      <text:p text:style-name="P7"><draw:frame draw:style-name="fr1" draw:name="Object3" text:anchor-type="as-char" svg:y="-0.2437in" svg:width="3.1638in" svg:height="0.3929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7"><draw:frame draw:style-name="fr1" draw:name="Object4" text:anchor-type="as-char" svg:y="-0.172in" svg:width="2.0634in" svg:height="0.2327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7"><draw:frame draw:style-name="fr1" draw:name="Object5" text:anchor-type="as-char" svg:y="-0.2437in" svg:width="1.6346in" svg:height="0.3929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7"/>
      <text:p text:style-name="P3">Eslabón <text:span text:style-name="T1">1</text:span>: <text:span text:style-name="T1">T</text:span> Link</text:p>
      <text:p text:style-name="P3"/>
      <text:p text:style-name="P8"><draw:frame draw:style-name="fr1" draw:name="Object7" text:anchor-type="as-char" svg:y="-0.172in" svg:width="2.1047in" svg:height="0.2327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8"/>
      <text:p text:style-name="P8"><draw:frame draw:style-name="fr1" draw:name="Object8" text:anchor-type="as-char" svg:y="-0.2437in" svg:width="2.9917in" svg:height="0.3929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8"><draw:frame draw:style-name="fr1" draw:name="Object9" text:anchor-type="as-char" svg:y="-0.172in" svg:width="1.8984in" svg:height="0.2327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8"><draw:frame draw:style-name="fr1" draw:name="Object6" text:anchor-type="as-char" svg:y="-0.2437in" svg:width="1.8516in" svg:height="0.3929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8"/>
      <text:p text:style-name="P4">Eslabón <text:span text:style-name="T3">1e</text:span>: <text:span text:style-name="T2">Sphere 1</text:span> Link</text:p>
      <text:p text:style-name="P4"/>
      <text:p text:style-name="P9"><draw:frame draw:style-name="fr1" draw:name="Object11" text:anchor-type="as-char" svg:y="-0.2437in" svg:width="2.2429in" svg:height="0.3929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9"/>
      <text:p text:style-name="P9"><draw:frame draw:style-name="fr1" draw:name="Object12" text:anchor-type="as-char" svg:y="-0.2437in" svg:width="2.3382in" svg:height="0.3929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9"><draw:frame draw:style-name="fr1" draw:name="Object13" text:anchor-type="as-char" svg:y="-0.172in" svg:width="2.0646in" svg:height="0.2327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9"><draw:frame draw:style-name="fr1" draw:name="Object10" text:anchor-type="as-char" svg:y="-0.2437in" svg:width="1.8528in" svg:height="0.3929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9"/>
      <text:p text:style-name="P14"><text:span text:style-name="T4">Eslabón </text:span><text:span text:style-name="T5">2</text:span><text:span text:style-name="T4">: </text:span><text:span text:style-name="T5">Rotational </text:span><text:span text:style-name="T6">1</text:span><text:span text:style-name="T4"> Link</text:span></text:p>
      <text:p text:style-name="P10"/>
      <text:p text:style-name="P11"><draw:frame draw:style-name="fr1" draw:name="Object15" text:anchor-type="as-char" svg:y="-0.172in" svg:width="2.4402in" svg:height="0.2327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11"/>
      <text:p text:style-name="P11"><draw:frame draw:style-name="fr1" draw:name="Object16" text:anchor-type="as-char" svg:y="-0.2437in" svg:width="3.1563in" svg:height="0.3929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11"><draw:frame draw:style-name="fr1" draw:name="Object17" text:anchor-type="as-char" svg:y="-0.172in" svg:width="2.0626in" svg:height="0.2327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11"><draw:frame draw:style-name="fr1" draw:name="Object14" text:anchor-type="as-char" svg:y="-0.2437in" svg:width="1.8492in" svg:height="0.3929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11"/>
      <text:p text:style-name="P5">Eslabón <text:span text:style-name="T8">2</text:span><text:span text:style-name="T3">e</text:span>: <text:span text:style-name="T2">Sphere </text:span><text:span text:style-name="T8">2</text:span> Link</text:p>
      <text:p text:style-name="P5"/>
      <text:p text:style-name="P12"><text:soft-page-break/><draw:frame draw:style-name="fr1" draw:name="Object19" text:anchor-type="as-char" svg:y="-0.2437in" svg:width="2.5764in" svg:height="0.3929in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12"/>
      <text:p text:style-name="P12"><draw:frame draw:style-name="fr1" draw:name="Object20" text:anchor-type="as-char" svg:y="-0.2437in" svg:width="2.3366in" svg:height="0.3929in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12"><draw:frame draw:style-name="fr1" draw:name="Object21" text:anchor-type="as-char" svg:y="-0.172in" svg:width="2.0634in" svg:height="0.2327in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12"><draw:frame draw:style-name="fr1" draw:name="Object18" text:anchor-type="as-char" svg:y="-0.2437in" svg:width="1.8516in" svg:height="0.3929in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10"/>
      <text:p text:style-name="P15"><text:span text:style-name="T4">Eslabón </text:span><text:span text:style-name="T7">3</text:span><text:span text:style-name="T4">: </text:span><text:span text:style-name="T5">Rotational </text:span><text:span text:style-name="T7">2</text:span><text:span text:style-name="T4"> Link</text:span></text:p>
      <text:p text:style-name="P13"/>
      <text:p text:style-name="P13"><draw:frame draw:style-name="fr1" draw:name="Object23" text:anchor-type="as-char" svg:y="-0.172in" svg:width="2.3598in" svg:height="0.2327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13"/>
      <text:p text:style-name="P13"><draw:frame draw:style-name="fr1" draw:name="Object24" text:anchor-type="as-char" svg:y="-0.2437in" svg:width="3.1634in" svg:height="0.3929in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13"><draw:frame draw:style-name="fr1" draw:name="Object25" text:anchor-type="as-char" svg:y="-0.172in" svg:width="2.0665in" svg:height="0.2327in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13"><draw:frame draw:style-name="fr1" draw:name="Object22" text:anchor-type="as-char" svg:y="-0.2437in" svg:width="2.3154in" svg:height="0.3929in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3T14:02:45.389671882</meta:creation-date>
    <dc:date>2021-12-13T17:18:09.177438524</dc:date>
    <meta:editing-duration>PT2H54M57S</meta:editing-duration>
    <meta:editing-cycles>14</meta:editing-cycles>
    <meta:generator>LibreOffice/6.4.7.2$Linux_X86_64 LibreOffice_project/40$Build-2</meta:generator>
    <meta:document-statistic meta:table-count="0" meta:image-count="0" meta:object-count="25" meta:page-count="2" meta:paragraph-count="32" meta:word-count="36" meta:character-count="197" meta:non-whitespace-character-count="168"/>
  </office:meta>
</office:document-meta>
</file>

<file path=Object 1/content.xml><?xml version="1.0" encoding="utf-8"?>
<math xmlns="http://www.w3.org/1998/Math/MathML" display="block">
  <semantics>
    <mrow>
      <mrow>
        <mrow>
          <mrow>
            <mo fence="true" stretchy="false">(</mo>
            <mrow>
              <mrow>
                <mn>1.24</mn>
                <mrow>
                  <mi>g</mi>
                  <mo stretchy="false">/</mo>
                  <msup>
                    <mi mathvariant="italic">cm</mi>
                    <mn>3</mn>
                  </msup>
                </mrow>
              </mrow>
            </mrow>
            <mo fence="true" stretchy="false">)</mo>
          </mrow>
          <mo stretchy="false">∗</mo>
          <mrow>
            <mo fence="true" stretchy="false">(</mo>
            <mrow>
              <mrow>
                <mn>1</mn>
                <mrow>
                  <mi mathvariant="italic">kg</mi>
                  <mo stretchy="false">/</mo>
                  <mn>1000</mn>
                </mrow>
                <mi>g</mi>
              </mrow>
            </mrow>
            <mo fence="true" stretchy="false">)</mo>
          </mrow>
          <mo stretchy="false">∗</mo>
          <mrow>
            <mo fence="true" stretchy="false">(</mo>
            <mrow>
              <mrow>
                <mn>1000000</mn>
                <mrow>
                  <msup>
                    <mi mathvariant="italic">cm</mi>
                    <mn>3</mn>
                  </msup>
                  <mo stretchy="false">/</mo>
                  <mn>1</mn>
                </mrow>
                <msup>
                  <mi>m</mi>
                  <mn>3</mn>
                </msup>
              </mrow>
            </mrow>
            <mo fence="true" stretchy="false">)</mo>
          </mrow>
        </mrow>
        <mo stretchy="false">=</mo>
        <mn>1240</mn>
      </mrow>
      <mrow>
        <mi mathvariant="italic">kg</mi>
        <mo stretchy="false">/</mo>
        <msup>
          <mi>m</mi>
          <mn>3</mn>
        </msup>
      </mrow>
    </mrow>
    <annotation encoding="StarMath 5.0">(1.24 g/cm^3)*( 1 kg / 1000g )*( 1000000 cm^3 /1 m^3 ) = 1240 kg/m^3</annotation>
  </semantics>
</math>
</file>

<file path=Object 10/content.xml><?xml version="1.0" encoding="utf-8"?>
<math xmlns="http://www.w3.org/1998/Math/MathML" display="block">
  <semantics>
    <mrow>
      <mrow>
        <msub>
          <mi>I</mi>
          <mi mathvariant="italic">zz</mi>
        </msub>
        <mo stretchy="false">=</mo>
        <mfrac>
          <mn>1</mn>
          <mn>2</mn>
        </mfrac>
      </mrow>
      <msub>
        <mi>m</mi>
        <mn>1</mn>
      </msub>
      <mrow>
        <msubsup>
          <mi>r</mi>
          <mn>1</mn>
          <mn>2</mn>
        </msubsup>
        <mo stretchy="false">=</mo>
        <mn>0.000050486</mn>
      </mrow>
    </mrow>
    <annotation encoding="StarMath 5.0">I_zz = 1 over 2 m_1 r_1^2 = 0.000050486 </annotation>
  </semantics>
</math>
</file>

<file path=Object 11/content.xml><?xml version="1.0" encoding="utf-8"?>
<math xmlns="http://www.w3.org/1998/Math/MathML" display="block">
  <semantics>
    <mrow>
      <mrow>
        <msub>
          <mi>m</mi>
          <mrow>
            <mn>1</mn>
            <mi>e</mi>
          </mrow>
        </msub>
        <mo stretchy="false">=</mo>
        <mfrac>
          <mn>4</mn>
          <mn>3</mn>
        </mfrac>
      </mrow>
      <mrow>
        <mrow>
          <msub>
            <mi>ρ</mi>
            <mi mathvariant="italic">PLA</mi>
          </msub>
          <mo stretchy="false">∗</mo>
          <mi>π</mi>
          <mo stretchy="false">∗</mo>
          <msubsup>
            <mi>r</mi>
            <mrow>
              <mn>1</mn>
              <mi>e</mi>
            </mrow>
            <mn>3</mn>
          </msubsup>
        </mrow>
        <mo stretchy="false">=</mo>
        <mn>0.14024</mn>
      </mrow>
      <mi mathvariant="italic">kg</mi>
    </mrow>
    <annotation encoding="StarMath 5.0">m_1e= 4 over 3 %rho_PLA * %pi*r_1e^3 = 0.14024 kg</annotation>
  </semantics>
</math>
</file>

<file path=Object 12/content.xml><?xml version="1.0" encoding="utf-8"?>
<math xmlns="http://www.w3.org/1998/Math/MathML" display="block">
  <semantics>
    <mrow>
      <mrow>
        <msub>
          <mi>I</mi>
          <mi mathvariant="italic">xx</mi>
        </msub>
        <mo stretchy="false">=</mo>
        <mfrac>
          <mn>2</mn>
          <mn>5</mn>
        </mfrac>
      </mrow>
      <mi>m</mi>
      <mrow>
        <msubsup>
          <mi>r</mi>
          <mrow>
            <mn>1</mn>
            <mi>e</mi>
          </mrow>
          <mn>2</mn>
        </msubsup>
        <mo stretchy="false">=</mo>
        <mn>0.000050486</mn>
      </mrow>
      <mrow>
        <mi mathvariant="italic">kg</mi>
        <mo stretchy="false">∗</mo>
        <msup>
          <mi>m</mi>
          <mn>2</mn>
        </msup>
      </mrow>
    </mrow>
    <annotation encoding="StarMath 5.0">I_xx = 2 over 5 m r_1e^2 = 0.000050486 kg*m^2</annotation>
  </semantics>
</math>
</file>

<file path=Object 13/content.xml><?xml version="1.0" encoding="utf-8"?>
<math xmlns="http://www.w3.org/1998/Math/MathML" display="block">
  <semantics>
    <mrow>
      <mrow>
        <msub>
          <mi>I</mi>
          <mi mathvariant="italic">xx</mi>
        </msub>
        <mo stretchy="false">=</mo>
        <msub>
          <mi>I</mi>
          <mi mathvariant="italic">yy</mi>
        </msub>
        <mo stretchy="false">=</mo>
        <mn>0.000050486</mn>
      </mrow>
      <mrow>
        <mi mathvariant="italic">kg</mi>
        <mo stretchy="false">∗</mo>
        <msup>
          <mi>m</mi>
          <mn>2</mn>
        </msup>
      </mrow>
    </mrow>
    <annotation encoding="StarMath 5.0">I_xx = I_yy = 0.000050486  kg*m^2</annotation>
  </semantics>
</math>
</file>

<file path=Object 14/content.xml><?xml version="1.0" encoding="utf-8"?>
<math xmlns="http://www.w3.org/1998/Math/MathML" display="block">
  <semantics>
    <mrow>
      <mrow>
        <msub>
          <mi>I</mi>
          <mi mathvariant="italic">zz</mi>
        </msub>
        <mo stretchy="false">=</mo>
        <mfrac>
          <mn>1</mn>
          <mn>2</mn>
        </mfrac>
      </mrow>
      <msub>
        <mi>m</mi>
        <mn>2</mn>
      </msub>
      <mrow>
        <msubsup>
          <mi>r</mi>
          <mn>2</mn>
          <mn>2</mn>
        </msubsup>
        <mo stretchy="false">=</mo>
        <mn>0.000077911</mn>
      </mrow>
    </mrow>
    <annotation encoding="StarMath 5.0">I_zz = 1 over 2 m_2 r_2^2 = 0.000077911</annotation>
  </semantics>
</math>
</file>

<file path=Object 15/content.xml><?xml version="1.0" encoding="utf-8"?>
<math xmlns="http://www.w3.org/1998/Math/MathML" display="block">
  <semantics>
    <mrow>
      <mrow>
        <msub>
          <mi>m</mi>
          <mn>2</mn>
        </msub>
        <mo stretchy="false">=</mo>
        <mrow>
          <msub>
            <mi>ρ</mi>
            <mi mathvariant="italic">PLA</mi>
          </msub>
          <mo stretchy="false">∗</mo>
          <mi>π</mi>
          <mo stretchy="false">∗</mo>
          <msubsup>
            <mi>r</mi>
            <mn>2</mn>
            <mn>2</mn>
          </msubsup>
          <mo stretchy="false">∗</mo>
          <msub>
            <mi>l</mi>
            <mn>2</mn>
          </msub>
        </mrow>
        <mo stretchy="false">=</mo>
        <mn>0.38955716</mn>
      </mrow>
      <mi mathvariant="italic">kg</mi>
    </mrow>
    <annotation encoding="StarMath 5.0">m_2= %rho_PLA * %pi *r_2^2*l_2 =  0.38955716 kg</annotation>
  </semantics>
</math>
</file>

<file path=Object 16/content.xml><?xml version="1.0" encoding="utf-8"?>
<math xmlns="http://www.w3.org/1998/Math/MathML" display="block">
  <semantics>
    <mrow>
      <mrow>
        <msub>
          <mi>I</mi>
          <mi mathvariant="italic">xx</mi>
        </msub>
        <mo stretchy="false">=</mo>
        <mrow>
          <mfrac>
            <mn>1</mn>
            <mn>12</mn>
          </mfrac>
          <mo stretchy="false">∗</mo>
          <msub>
            <mi>m</mi>
            <mn>2</mn>
          </msub>
          <mo stretchy="false">∗</mo>
          <mrow>
            <mo fence="true" stretchy="false">(</mo>
            <mrow>
              <mrow>
                <mrow>
                  <mn>3</mn>
                  <mo stretchy="false">∗</mo>
                  <msubsup>
                    <mi>r</mi>
                    <mn>2</mn>
                    <mn>2</mn>
                  </msubsup>
                </mrow>
                <mo stretchy="false">+</mo>
                <msubsup>
                  <mi>h</mi>
                  <mn>2</mn>
                  <mn>2</mn>
                </msubsup>
              </mrow>
            </mrow>
            <mo fence="true" stretchy="false">)</mo>
          </mrow>
        </mrow>
        <mo stretchy="false">=</mo>
        <mn>0.002067899</mn>
      </mrow>
      <mrow>
        <mi mathvariant="italic">kg</mi>
        <mo stretchy="false">∗</mo>
        <msup>
          <mi>m</mi>
          <mn>2</mn>
        </msup>
      </mrow>
    </mrow>
    <annotation encoding="StarMath 5.0">I_xx = 1 over 12 * m_2 * ( 3*r_2^2 + h_2^2 ) = 0.002067899 kg*m^2</annotation>
  </semantics>
</math>
</file>

<file path=Object 17/content.xml><?xml version="1.0" encoding="utf-8"?>
<math xmlns="http://www.w3.org/1998/Math/MathML" display="block">
  <semantics>
    <mrow>
      <mrow>
        <msub>
          <mi>I</mi>
          <mi mathvariant="italic">xx</mi>
        </msub>
        <mo stretchy="false">=</mo>
        <msub>
          <mi>I</mi>
          <mi mathvariant="italic">yy</mi>
        </msub>
        <mo stretchy="false">=</mo>
        <mn>0.002067899</mn>
      </mrow>
      <mrow>
        <mi mathvariant="italic">kg</mi>
        <mo stretchy="false">∗</mo>
        <msup>
          <mi>m</mi>
          <mn>2</mn>
        </msup>
      </mrow>
    </mrow>
    <annotation encoding="StarMath 5.0">I_xx = I_yy = 0.002067899 kg*m^2</annotation>
  </semantics>
</math>
</file>

<file path=Object 18/content.xml><?xml version="1.0" encoding="utf-8"?>
<math xmlns="http://www.w3.org/1998/Math/MathML" display="block">
  <semantics>
    <mrow>
      <mrow>
        <msub>
          <mi>I</mi>
          <mi mathvariant="italic">zz</mi>
        </msub>
        <mo stretchy="false">=</mo>
        <mfrac>
          <mn>1</mn>
          <mn>2</mn>
        </mfrac>
      </mrow>
      <msub>
        <mi>m</mi>
        <mn>1</mn>
      </msub>
      <mrow>
        <msubsup>
          <mi>r</mi>
          <mn>1</mn>
          <mn>2</mn>
        </msubsup>
        <mo stretchy="false">=</mo>
        <mn>0.000006648</mn>
      </mrow>
    </mrow>
    <annotation encoding="StarMath 5.0">I_zz = 1 over 2 m_1 r_1^2 = 0.000006648 </annotation>
  </semantics>
</math>
</file>

<file path=Object 19/content.xml><?xml version="1.0" encoding="utf-8"?>
<math xmlns="http://www.w3.org/1998/Math/MathML" display="block">
  <semantics>
    <mrow>
      <mrow>
        <msub>
          <mi>m</mi>
          <mrow>
            <mn>2</mn>
            <mi>e</mi>
          </mrow>
        </msub>
        <mo stretchy="false">=</mo>
        <mfrac>
          <mn>4</mn>
          <mn>3</mn>
        </mfrac>
      </mrow>
      <mrow>
        <mrow>
          <msub>
            <mi>ρ</mi>
            <mi mathvariant="italic">PLA</mi>
          </msub>
          <mo stretchy="false">∗</mo>
          <mi>π</mi>
          <mo stretchy="false">∗</mo>
          <msubsup>
            <mi>r</mi>
            <mrow>
              <mn>2</mn>
              <mi>e</mi>
            </mrow>
            <mn>3</mn>
          </msubsup>
        </mrow>
        <mo stretchy="false">=</mo>
        <mn>0.041552764</mn>
      </mrow>
      <mi mathvariant="italic">kg</mi>
    </mrow>
    <annotation encoding="StarMath 5.0">m_2e= 4 over 3 %rho_PLA * %pi*r_2e^3 = 0.041552764 kg</annotation>
  </semantics>
</math>
</file>

<file path=Object 2/content.xml><?xml version="1.0" encoding="utf-8"?>
<math xmlns="http://www.w3.org/1998/Math/MathML" display="block">
  <semantics>
    <mrow>
      <mrow>
        <msub>
          <mi>m</mi>
          <mi>o</mi>
        </msub>
        <mo stretchy="false">=</mo>
        <mrow>
          <msub>
            <mi>ρ</mi>
            <mi mathvariant="italic">PLA</mi>
          </msub>
          <mo stretchy="false">∗</mo>
          <mi>π</mi>
          <mo stretchy="false">∗</mo>
          <msubsup>
            <mi>r</mi>
            <mi>o</mi>
            <mn>2</mn>
          </msubsup>
          <mo stretchy="false">∗</mo>
          <msub>
            <mi>l</mi>
            <mi>o</mi>
          </msub>
        </mrow>
        <mo stretchy="false">=</mo>
        <mn>3.0434</mn>
      </mrow>
      <mi mathvariant="italic">kg</mi>
    </mrow>
    <annotation encoding="StarMath 5.0">m_o= %rho_PLA * %pi *r_o^2*l_o = 3.0434 kg</annotation>
  </semantics>
</math>
</file>

<file path=Object 20/content.xml><?xml version="1.0" encoding="utf-8"?>
<math xmlns="http://www.w3.org/1998/Math/MathML" display="block">
  <semantics>
    <mrow>
      <mrow>
        <msub>
          <mi>I</mi>
          <mi mathvariant="italic">xx</mi>
        </msub>
        <mo stretchy="false">=</mo>
        <mfrac>
          <mn>2</mn>
          <mn>5</mn>
        </mfrac>
      </mrow>
      <mi>m</mi>
      <mrow>
        <msubsup>
          <mi>r</mi>
          <mrow>
            <mn>1</mn>
            <mi>e</mi>
          </mrow>
          <mn>2</mn>
        </msubsup>
        <mo stretchy="false">=</mo>
        <mn>0.000006648</mn>
      </mrow>
      <mrow>
        <mi mathvariant="italic">kg</mi>
        <mo stretchy="false">∗</mo>
        <msup>
          <mi>m</mi>
          <mn>2</mn>
        </msup>
      </mrow>
    </mrow>
    <annotation encoding="StarMath 5.0">I_xx = 2 over 5 m r_1e^2 = 0.000006648 kg*m^2</annotation>
  </semantics>
</math>
</file>

<file path=Object 21/content.xml><?xml version="1.0" encoding="utf-8"?>
<math xmlns="http://www.w3.org/1998/Math/MathML" display="block">
  <semantics>
    <mrow>
      <mrow>
        <msub>
          <mi>I</mi>
          <mi mathvariant="italic">xx</mi>
        </msub>
        <mo stretchy="false">=</mo>
        <msub>
          <mi>I</mi>
          <mi mathvariant="italic">yy</mi>
        </msub>
        <mo stretchy="false">=</mo>
        <mn>0.000006648</mn>
      </mrow>
      <mrow>
        <mi mathvariant="italic">kg</mi>
        <mo stretchy="false">∗</mo>
        <msup>
          <mi>m</mi>
          <mn>2</mn>
        </msup>
      </mrow>
    </mrow>
    <annotation encoding="StarMath 5.0">I_xx = I_yy = 0.000006648  kg*m^2</annotation>
  </semantics>
</math>
</file>

<file path=Object 22/content.xml><?xml version="1.0" encoding="utf-8"?>
<math xmlns="http://www.w3.org/1998/Math/MathML" display="block">
  <semantics>
    <mrow>
      <mrow>
        <msub>
          <mi>I</mi>
          <mi mathvariant="italic">zz</mi>
        </msub>
        <mo stretchy="false">=</mo>
        <mfrac>
          <mn>1</mn>
          <mn>2</mn>
        </mfrac>
      </mrow>
      <msub>
        <mi>m</mi>
        <mn>2</mn>
      </msub>
      <mrow>
        <msubsup>
          <mi>r</mi>
          <mn>2</mn>
          <mn>2</mn>
        </msubsup>
        <mo stretchy="false">=</mo>
        <mn>0.000062329</mn>
      </mrow>
      <mrow>
        <mi mathvariant="italic">kg</mi>
        <mo stretchy="false">∗</mo>
        <msup>
          <mi>m</mi>
          <mn>2</mn>
        </msup>
      </mrow>
    </mrow>
    <annotation encoding="StarMath 5.0">I_zz = 1 over 2 m_2 r_2^2 = 0.000062329 kg*m^2</annotation>
  </semantics>
</math>
</file>

<file path=Object 23/content.xml><?xml version="1.0" encoding="utf-8"?>
<math xmlns="http://www.w3.org/1998/Math/MathML" display="block">
  <semantics>
    <mrow>
      <mrow>
        <msub>
          <mi>m</mi>
          <mn>3</mn>
        </msub>
        <mo stretchy="false">=</mo>
        <mrow>
          <msub>
            <mi>ρ</mi>
            <mi mathvariant="italic">PLA</mi>
          </msub>
          <mo stretchy="false">∗</mo>
          <mi>π</mi>
          <mo stretchy="false">∗</mo>
          <msubsup>
            <mi>r</mi>
            <mn>3</mn>
            <mn>2</mn>
          </msubsup>
          <mo stretchy="false">∗</mo>
          <msub>
            <mi>l</mi>
            <mn>3</mn>
          </msub>
        </mrow>
        <mo stretchy="false">=</mo>
        <mn>0.3116457</mn>
      </mrow>
      <mi mathvariant="italic">kg</mi>
    </mrow>
    <annotation encoding="StarMath 5.0">m_3= %rho_PLA * %pi *r_3^2*l_3 =  0.3116457 kg</annotation>
  </semantics>
</math>
</file>

<file path=Object 24/content.xml><?xml version="1.0" encoding="utf-8"?>
<math xmlns="http://www.w3.org/1998/Math/MathML" display="block">
  <semantics>
    <mrow>
      <mrow>
        <msub>
          <mi>I</mi>
          <mi mathvariant="italic">xx</mi>
        </msub>
        <mo stretchy="false">=</mo>
        <mrow>
          <mfrac>
            <mn>1</mn>
            <mn>12</mn>
          </mfrac>
          <mo stretchy="false">∗</mo>
          <msub>
            <mi>m</mi>
            <mn>3</mn>
          </msub>
          <mo stretchy="false">∗</mo>
          <mrow>
            <mo fence="true" stretchy="false">(</mo>
            <mrow>
              <mrow>
                <mrow>
                  <mn>3</mn>
                  <mo stretchy="false">∗</mo>
                  <msubsup>
                    <mi>r</mi>
                    <mn>3</mn>
                    <mn>2</mn>
                  </msubsup>
                </mrow>
                <mo stretchy="false">+</mo>
                <msubsup>
                  <mi>h</mi>
                  <mn>3</mn>
                  <mn>2</mn>
                </msubsup>
              </mrow>
            </mrow>
            <mo fence="true" stretchy="false">)</mo>
          </mrow>
        </mrow>
        <mo stretchy="false">=</mo>
        <mn>0.001069984</mn>
      </mrow>
      <mrow>
        <mi mathvariant="italic">kg</mi>
        <mo stretchy="false">∗</mo>
        <msup>
          <mi>m</mi>
          <mn>2</mn>
        </msup>
      </mrow>
    </mrow>
    <annotation encoding="StarMath 5.0">I_xx = 1 over 12 * m_3 * ( 3*r_3^2 + h_3^2 ) = 0.001069984 kg*m^2</annotation>
  </semantics>
</math>
</file>

<file path=Object 25/content.xml><?xml version="1.0" encoding="utf-8"?>
<math xmlns="http://www.w3.org/1998/Math/MathML" display="block">
  <semantics>
    <mrow>
      <mrow>
        <msub>
          <mi>I</mi>
          <mi mathvariant="italic">xx</mi>
        </msub>
        <mo stretchy="false">=</mo>
        <msub>
          <mi>I</mi>
          <mi mathvariant="italic">yy</mi>
        </msub>
        <mo stretchy="false">=</mo>
        <mn>0.001069984</mn>
      </mrow>
      <mrow>
        <mi mathvariant="italic">kg</mi>
        <mo stretchy="false">∗</mo>
        <msup>
          <mi>m</mi>
          <mn>2</mn>
        </msup>
      </mrow>
    </mrow>
    <annotation encoding="StarMath 5.0">I_xx = I_yy = 0.001069984 kg*m^2</annotation>
  </semantics>
</math>
</file>

<file path=Object 3/content.xml><?xml version="1.0" encoding="utf-8"?>
<math xmlns="http://www.w3.org/1998/Math/MathML" display="block">
  <semantics>
    <mrow>
      <mrow>
        <msub>
          <mi>I</mi>
          <mi mathvariant="italic">xx</mi>
        </msub>
        <mo stretchy="false">=</mo>
        <mrow>
          <mfrac>
            <mn>1</mn>
            <mn>12</mn>
          </mfrac>
          <mo stretchy="false">∗</mo>
          <msub>
            <mi>m</mi>
            <mi>o</mi>
          </msub>
          <mo stretchy="false">∗</mo>
          <mrow>
            <mo fence="true" stretchy="false">(</mo>
            <mrow>
              <mrow>
                <mrow>
                  <mn>3</mn>
                  <mo stretchy="false">∗</mo>
                  <msubsup>
                    <mi>r</mi>
                    <mi>o</mi>
                    <mn>2</mn>
                  </msubsup>
                </mrow>
                <mo stretchy="false">+</mo>
                <msup>
                  <mi>h</mi>
                  <mn>2</mn>
                </msup>
              </mrow>
            </mrow>
            <mo fence="true" stretchy="false">)</mo>
          </mrow>
        </mrow>
        <mo stretchy="false">=</mo>
        <mn>0.012522323</mn>
      </mrow>
      <mrow>
        <mi mathvariant="italic">kg</mi>
        <mo stretchy="false">∗</mo>
        <msup>
          <mi>m</mi>
          <mn>2</mn>
        </msup>
      </mrow>
    </mrow>
    <annotation encoding="StarMath 5.0">I_xx = 1 over 12 * m_o * ( 3*r_o^2 + h^2 ) = 0.012522323 kg*m^2</annotation>
  </semantics>
</math>
</file>

<file path=Object 4/content.xml><?xml version="1.0" encoding="utf-8"?>
<math xmlns="http://www.w3.org/1998/Math/MathML" display="block">
  <semantics>
    <mrow>
      <mrow>
        <msub>
          <mi>I</mi>
          <mi mathvariant="italic">xx</mi>
        </msub>
        <mo stretchy="false">=</mo>
        <msub>
          <mi>I</mi>
          <mi mathvariant="italic">yy</mi>
        </msub>
        <mo stretchy="false">=</mo>
        <mn>0.012522323</mn>
      </mrow>
      <mrow>
        <mi mathvariant="italic">kg</mi>
        <mo stretchy="false">∗</mo>
        <msup>
          <mi>m</mi>
          <mn>2</mn>
        </msup>
      </mrow>
    </mrow>
    <annotation encoding="StarMath 5.0">I_xx = I_yy = 0.012522323 kg*m^2</annotation>
  </semantics>
</math>
</file>

<file path=Object 5/content.xml><?xml version="1.0" encoding="utf-8"?>
<math xmlns="http://www.w3.org/1998/Math/MathML" display="block">
  <semantics>
    <mrow>
      <mrow>
        <msub>
          <mi>I</mi>
          <mi mathvariant="italic">zz</mi>
        </msub>
        <mo stretchy="false">=</mo>
        <mfrac>
          <mn>1</mn>
          <mn>2</mn>
        </mfrac>
      </mrow>
      <mi>m</mi>
      <mrow>
        <msup>
          <mi>r</mi>
          <mn>2</mn>
        </msup>
        <mo stretchy="false">=</mo>
        <mn>0.0237765</mn>
      </mrow>
    </mrow>
    <annotation encoding="StarMath 5.0">I_zz = 1 over 2 m r^2 = 0.0237765</annotation>
  </semantics>
</math>
</file>

<file path=Object 6/content.xml><?xml version="1.0" encoding="utf-8"?>
<math xmlns="http://www.w3.org/1998/Math/MathML" display="block">
  <semantics>
    <mrow>
      <mrow>
        <msub>
          <mi>I</mi>
          <mi mathvariant="italic">zz</mi>
        </msub>
        <mo stretchy="false">=</mo>
        <mfrac>
          <mn>1</mn>
          <mn>2</mn>
        </mfrac>
      </mrow>
      <msub>
        <mi>m</mi>
        <mn>1</mn>
      </msub>
      <mrow>
        <msubsup>
          <mi>r</mi>
          <mn>1</mn>
          <mn>2</mn>
        </msubsup>
        <mo stretchy="false">=</mo>
        <mn>0.000552195</mn>
      </mrow>
    </mrow>
    <annotation encoding="StarMath 5.0">I_zz = 1 over 2 m_1 r_1^2 = 0.000552195</annotation>
  </semantics>
</math>
</file>

<file path=Object 7/content.xml><?xml version="1.0" encoding="utf-8"?>
<math xmlns="http://www.w3.org/1998/Math/MathML" display="block">
  <semantics>
    <mrow>
      <mrow>
        <msub>
          <mi>m</mi>
          <mi>o</mi>
        </msub>
        <mo stretchy="false">=</mo>
        <mrow>
          <msub>
            <mi>ρ</mi>
            <mi mathvariant="italic">PLA</mi>
          </msub>
          <mo stretchy="false">∗</mo>
          <mi>π</mi>
          <mo stretchy="false">∗</mo>
          <msubsup>
            <mi>r</mi>
            <mn>1</mn>
            <mn>2</mn>
          </msubsup>
          <mo stretchy="false">∗</mo>
          <msub>
            <mi>l</mi>
            <mn>1</mn>
          </msub>
        </mrow>
        <mo stretchy="false">=</mo>
        <mn>1.2271</mn>
      </mrow>
      <mi mathvariant="italic">kg</mi>
    </mrow>
    <annotation encoding="StarMath 5.0">m_o= %rho_PLA * %pi *r_1^2*l_1 = 1.2271 kg</annotation>
  </semantics>
</math>
</file>

<file path=Object 8/content.xml><?xml version="1.0" encoding="utf-8"?>
<math xmlns="http://www.w3.org/1998/Math/MathML" display="block">
  <semantics>
    <mrow>
      <mrow>
        <msub>
          <mi>I</mi>
          <mi mathvariant="italic">xx</mi>
        </msub>
        <mo stretchy="false">=</mo>
        <mrow>
          <mfrac>
            <mn>1</mn>
            <mn>12</mn>
          </mfrac>
          <mo stretchy="false">∗</mo>
          <msub>
            <mi>m</mi>
            <mn>1</mn>
          </msub>
          <mo stretchy="false">∗</mo>
          <mrow>
            <mo fence="true" stretchy="false">(</mo>
            <mrow>
              <mrow>
                <mrow>
                  <mn>3</mn>
                  <mo stretchy="false">∗</mo>
                  <msubsup>
                    <mi>r</mi>
                    <mn>1</mn>
                    <mn>2</mn>
                  </msubsup>
                </mrow>
                <mo stretchy="false">+</mo>
                <msubsup>
                  <mi>h</mi>
                  <mn>1</mn>
                  <mn>2</mn>
                </msubsup>
              </mrow>
            </mrow>
            <mo fence="true" stretchy="false">)</mo>
          </mrow>
        </mrow>
        <mo stretchy="false">=</mo>
        <mn>0.0128027</mn>
      </mrow>
      <mrow>
        <mi mathvariant="italic">kg</mi>
        <mo stretchy="false">∗</mo>
        <msup>
          <mi>m</mi>
          <mn>2</mn>
        </msup>
      </mrow>
    </mrow>
    <annotation encoding="StarMath 5.0">I_xx = 1 over 12 * m_1 * ( 3*r_1^2 + h_1^2 ) = 0.0128027 kg*m^2</annotation>
  </semantics>
</math>
</file>

<file path=Object 9/content.xml><?xml version="1.0" encoding="utf-8"?>
<math xmlns="http://www.w3.org/1998/Math/MathML" display="block">
  <semantics>
    <mrow>
      <mrow>
        <msub>
          <mi>I</mi>
          <mi mathvariant="italic">xx</mi>
        </msub>
        <mo stretchy="false">=</mo>
        <msub>
          <mi>I</mi>
          <mi mathvariant="italic">yy</mi>
        </msub>
        <mo stretchy="false">=</mo>
        <mn>0.0128027</mn>
      </mrow>
      <mrow>
        <mi mathvariant="italic">kg</mi>
        <mo stretchy="false">∗</mo>
        <msup>
          <mi>m</mi>
          <mn>2</mn>
        </msup>
      </mrow>
    </mrow>
    <annotation encoding="StarMath 5.0">I_xx = I_yy = 0.0128027 kg*m^2</annotation>
  </semantics>
</math>
</file>